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7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7.2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6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1.9cm" svg:height="2.5cm" svg:x="8cm" svg:y="1.6cm">
          <text:p text:style-name="P1">Coarse mesh based simulations.</text:p>
          <text:p text:style-name="P1">Input for PO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1cm" svg:x="12.4cm" svg:y="5.2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1.6cm" svg:x="11.7cm" svg:y="6.9cm">
          <text:p text:style-name="P1">Mode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7cm" svg:height="2.3cm" svg:x="10.1cm" svg:y="11.8cm">
          <text:p text:style-name="P1">Coefficients for </text:p>
          <text:p text:style-name="P1">least square fitting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95cm" svg:y1="4.1cm" svg:x2="13.95cm" svg:y2="5.2cm" draw:start-shape="id1" draw:start-glue-point="2" draw:end-shape="id2" draw:end-glue-point="0" svg:d="M13950 4100v1100" svg:viewBox="0 0 1 1101">
          <text:p/>
        </draw:connector>
        <draw:connector draw:style-name="gr5" draw:text-style-name="P1" draw:layer="layout" draw:type="line" svg:x1="13.95cm" svg:y1="6.2cm" svg:x2="13.95cm" svg:y2="6.9cm" draw:start-shape="id2" draw:start-glue-point="2" draw:end-shape="id3" draw:end-glue-point="0" svg:d="M13950 6200v700" svg:viewBox="0 0 1 701">
          <text:p/>
        </draw:connector>
        <draw:connector draw:style-name="gr5" draw:text-style-name="P1" draw:layer="layout" draw:type="line" svg:x1="13.95cm" svg:y1="8.5cm" svg:x2="13.95cm" svg:y2="11.8cm" draw:start-shape="id3" draw:start-glue-point="2" draw:end-shape="id4" draw:end-glue-point="0" svg:d="M13950 8500v3300" svg:viewBox="0 0 1 3301">
          <text:p/>
        </draw:connector>
        <draw:custom-shape draw:style-name="gr6" draw:text-style-name="P1" xml:id="id5" draw:id="id5" draw:layer="layout" svg:width="7.7cm" svg:height="1.4cm" svg:x="1.9cm" svg:y="7cm">
          <text:p text:style-name="P1">Measurment poin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75cm" svg:y1="8.4cm" svg:x2="13.95cm" svg:y2="11.8cm" draw:start-shape="id5" draw:start-glue-point="2" draw:end-shape="id4" draw:end-glue-point="0" svg:d="M5750 8400l8200 3400" svg:viewBox="0 0 8201 3401">
          <text:p/>
        </draw:connector>
        <draw:custom-shape draw:style-name="gr7" draw:text-style-name="P1" xml:id="id6" draw:id="id6" draw:layer="layout" svg:width="6.7cm" svg:height="2.4cm" svg:x="10.6cm" svg:y="15.8cm">
          <text:p text:style-name="P1">Matrix condition </text:p>
          <text:p text:style-name="P1">number criter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95cm" svg:y1="14.1cm" svg:x2="13.95cm" svg:y2="15.8cm" draw:start-shape="id4" draw:start-glue-point="2" draw:end-shape="id6" draw:end-glue-point="0" svg:d="M13950 14100v1700" svg:viewBox="0 0 1 1701">
          <text:p/>
        </draw:connector>
        <draw:custom-shape draw:style-name="gr7" draw:text-style-name="P1" xml:id="id7" draw:id="id7" draw:layer="layout" svg:width="6.7cm" svg:height="2.4cm" svg:x="10.6cm" svg:y="20cm">
          <text:p text:style-name="P1">Optimiz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95cm" svg:y1="18.2cm" svg:x2="13.95cm" svg:y2="20cm" draw:start-shape="id6" draw:start-glue-point="2" draw:end-shape="id7" draw:end-glue-point="0" svg:d="M13950 18200v1800" svg:viewBox="0 0 1 1801">
          <text:p/>
        </draw:connector>
        <draw:connector draw:style-name="gr5" draw:text-style-name="P1" draw:layer="layout" draw:type="curve" svg:x1="13.95cm" svg:y1="22.4cm" svg:x2="5.75cm" svg:y2="8.4cm" draw:start-shape="id7" draw:start-glue-point="2" draw:end-shape="id5" draw:end-glue-point="2" svg:d="M13950 22400c0 751-8200 7751-8200-14000" svg:viewBox="0 0 8201 15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28:57.229992570</meta:creation-date>
    <dc:date>2015-06-18T10:41:23.274820844</dc:date>
    <meta:editing-duration>PT12M25S</meta:editing-duration>
    <meta:editing-cycles>2</meta:editing-cycles>
    <meta:generator>LibreOffice/4.3.6.2$Linux_X86_64 LibreOffice_project/430m0$Build-2</meta:generator>
    <meta:document-statistic meta:object-count="14"/>
  </office:meta>
</office:document-meta>
</file>